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M Mono Caps 10" svg:font-family="'LM Mono Caps 10'" style:font-pitch="fixed"/>
    <style:font-face style:name="DejaVu Sans Mono" svg:font-family="'DejaVu Sans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15in" table:align="left"/>
    </style:style>
    <style:style style:name="Table1.A" style:family="table-column">
      <style:table-column-properties style:column-width="2.3083in"/>
    </style:style>
    <style:style style:name="Table1.B" style:family="table-column">
      <style:table-column-properties style:column-width="2.0667in"/>
    </style:style>
    <style:style style:name="Table1.C" style:family="table-column">
      <style:table-column-properties style:column-width="2.546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36dce" officeooo:paragraph-rsid="00136dce"/>
    </style:style>
    <style:style style:name="P2" style:family="paragraph" style:parent-style-name="Standard">
      <style:text-properties officeooo:rsid="00136dce" officeooo:paragraph-rsid="00139d1e"/>
    </style:style>
    <style:style style:name="P3" style:family="paragraph" style:parent-style-name="Standard">
      <style:text-properties officeooo:rsid="00139d1e" officeooo:paragraph-rsid="00139d1e"/>
    </style:style>
    <style:style style:name="P4" style:family="paragraph" style:parent-style-name="Standard">
      <style:text-properties fo:font-weight="bold" officeooo:rsid="00147c7e" officeooo:paragraph-rsid="00147c7e" style:font-weight-asian="bold" style:font-weight-complex="bold"/>
    </style:style>
    <style:style style:name="P5" style:family="paragraph" style:parent-style-name="Standard">
      <style:text-properties fo:font-weight="bold" officeooo:rsid="00139d1e" officeooo:paragraph-rsid="00139d1e" style:font-weight-asian="bold" style:font-weight-complex="bold"/>
    </style:style>
    <style:style style:name="P6" style:family="paragraph" style:parent-style-name="Standard">
      <style:text-properties fo:font-weight="normal" officeooo:rsid="00147c7e" officeooo:paragraph-rsid="00147c7e" style:font-weight-asian="normal" style:font-weight-complex="normal"/>
    </style:style>
    <style:style style:name="P7" style:family="paragraph" style:parent-style-name="Standard">
      <style:text-properties officeooo:rsid="001572e5" officeooo:paragraph-rsid="001572e5"/>
    </style:style>
    <style:style style:name="P8" style:family="paragraph" style:parent-style-name="Standard">
      <style:text-properties fo:font-style="italic" officeooo:rsid="00139d1e" officeooo:paragraph-rsid="00139d1e" style:font-style-asian="italic" style:font-style-complex="italic"/>
    </style:style>
    <style:style style:name="P9" style:family="paragraph" style:parent-style-name="Standard">
      <style:text-properties fo:font-style="italic" officeooo:rsid="001572e5" officeooo:paragraph-rsid="001572e5" style:font-style-asian="italic" style:font-style-complex="italic"/>
    </style:style>
    <style:style style:name="P10" style:family="paragraph" style:parent-style-name="Standard">
      <style:text-properties fo:font-size="18pt" officeooo:rsid="00136dce" officeooo:paragraph-rsid="00136dce" style:font-size-asian="18pt" style:font-size-complex="18pt"/>
    </style:style>
    <style:style style:name="P11" style:family="paragraph" style:parent-style-name="Standard">
      <style:text-properties fo:font-size="18pt" fo:font-weight="bold" officeooo:rsid="0016d685" officeooo:paragraph-rsid="0016d685" style:font-size-asian="18pt" style:font-weight-asian="bold" style:font-size-complex="18pt" style:font-weight-complex="bold"/>
    </style:style>
    <style:style style:name="P12" style:family="paragraph" style:parent-style-name="Standard">
      <style:text-properties fo:font-size="15pt" fo:font-weight="bold" officeooo:rsid="0016d685" officeooo:paragraph-rsid="0016d685" style:font-size-asian="15pt" style:font-weight-asian="bold" style:font-size-complex="15pt" style:font-weight-complex="bold"/>
    </style:style>
    <style:style style:name="P13" style:family="paragraph" style:parent-style-name="Standard">
      <style:text-properties fo:font-size="12pt" fo:font-weight="bold" officeooo:rsid="0019be3d" officeooo:paragraph-rsid="0019be3d" style:font-size-asian="10.5pt" style:font-weight-asian="bold" style:font-size-complex="12pt" style:font-weight-complex="bold"/>
    </style:style>
    <style:style style:name="P14" style:family="paragraph" style:parent-style-name="Standard">
      <style:text-properties fo:font-size="12pt" fo:font-weight="bold" officeooo:rsid="001bb146" officeooo:paragraph-rsid="001bb146" style:font-size-asian="10.5pt" style:font-weight-asian="bold" style:font-size-complex="12pt" style:font-weight-complex="bold"/>
    </style:style>
    <style:style style:name="P15" style:family="paragraph" style:parent-style-name="Standard">
      <style:text-properties fo:font-size="12pt" fo:font-weight="bold" officeooo:rsid="0022645e" officeooo:paragraph-rsid="0022645e" style:font-size-asian="10.5pt" style:font-weight-asian="bold" style:font-size-complex="12pt" style:font-weight-complex="bold"/>
    </style:style>
    <style:style style:name="P16" style:family="paragraph" style:parent-style-name="Standard">
      <style:text-properties fo:font-size="12pt" fo:font-weight="normal" officeooo:rsid="0016d685" officeooo:paragraph-rsid="0016d685" style:font-size-asian="10.5pt" style:font-weight-asian="normal" style:font-size-complex="12pt" style:font-weight-complex="normal"/>
    </style:style>
    <style:style style:name="P17" style:family="paragraph" style:parent-style-name="Standard">
      <style:text-properties fo:font-size="12pt" fo:font-weight="normal" officeooo:rsid="0019be3d" officeooo:paragraph-rsid="0019be3d" style:font-size-asian="10.5pt" style:font-weight-asian="normal" style:font-size-complex="12pt" style:font-weight-complex="normal"/>
    </style:style>
    <style:style style:name="P18" style:family="paragraph" style:parent-style-name="Standard">
      <style:text-properties fo:font-size="12pt" fo:font-weight="normal" officeooo:rsid="001a6c2a" officeooo:paragraph-rsid="001a6c2a" style:font-size-asian="10.5pt" style:font-weight-asian="normal" style:font-size-complex="12pt" style:font-weight-complex="normal"/>
    </style:style>
    <style:style style:name="P19" style:family="paragraph" style:parent-style-name="Standard">
      <style:text-properties fo:font-size="12pt" fo:font-weight="normal" officeooo:rsid="001bb146" officeooo:paragraph-rsid="001bb146" style:font-size-asian="10.5pt" style:font-weight-asian="normal" style:font-size-complex="12pt" style:font-weight-complex="normal"/>
    </style:style>
    <style:style style:name="P20" style:family="paragraph" style:parent-style-name="Standard">
      <style:text-properties fo:font-size="12pt" fo:font-weight="normal" officeooo:rsid="0022645e" officeooo:paragraph-rsid="0022645e" style:font-size-asian="10.5pt" style:font-weight-asian="normal" style:font-size-complex="12pt" style:font-weight-complex="normal"/>
    </style:style>
    <style:style style:name="P21" style:family="paragraph" style:parent-style-name="Standard">
      <style:text-properties fo:font-size="12pt" fo:font-weight="normal" officeooo:rsid="0022645e" officeooo:paragraph-rsid="0023a8a1" style:font-size-asian="10.5pt" style:font-weight-asian="normal" style:font-size-complex="12pt" style:font-weight-complex="normal"/>
    </style:style>
    <style:style style:name="P22" style:family="paragraph" style:parent-style-name="Standard">
      <style:text-properties fo:font-size="12pt" fo:font-style="normal" fo:font-weight="normal" officeooo:rsid="001d2890" officeooo:paragraph-rsid="001d2890"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fo:font-weight="bold" officeooo:rsid="0022645e" officeooo:paragraph-rsid="0022645e" style:font-size-asian="10.5pt" style:font-style-asian="normal" style:font-weight-asian="bold" style:font-size-complex="12pt" style:font-style-complex="normal" style:font-weight-complex="bold"/>
    </style:style>
    <style:style style:name="P24" style:family="paragraph" style:parent-style-name="Standard">
      <style:text-properties fo:font-size="14pt" fo:font-weight="bold" officeooo:rsid="0016d685" officeooo:paragraph-rsid="0016d685" style:font-size-asian="14pt" style:font-weight-asian="bold" style:font-size-complex="14pt" style:font-weight-complex="bold"/>
    </style:style>
    <style:style style:name="P25" style:family="paragraph" style:parent-style-name="Standard">
      <style:text-properties officeooo:rsid="0018618e" officeooo:paragraph-rsid="0018618e"/>
    </style:style>
    <style:style style:name="P26" style:family="paragraph" style:parent-style-name="Table_20_Contents">
      <style:text-properties officeooo:rsid="00147c7e" officeooo:paragraph-rsid="00147c7e"/>
    </style:style>
    <style:style style:name="P27" style:family="paragraph" style:parent-style-name="Table_20_Contents">
      <style:text-properties fo:language="zxx" fo:country="none" officeooo:rsid="00147c7e" officeooo:paragraph-rsid="00147c7e" style:language-asian="zxx" style:country-asian="none" style:language-complex="zxx" style:country-complex="none"/>
    </style:style>
    <style:style style:name="P28" style:family="paragraph" style:parent-style-name="Standard" style:list-style-name="L1">
      <style:text-properties fo:font-size="12pt" fo:font-weight="normal" officeooo:rsid="0016d685" officeooo:paragraph-rsid="0016d685" style:font-size-asian="10.5pt" style:font-weight-asian="normal" style:font-size-complex="12pt" style:font-weight-complex="normal"/>
    </style:style>
    <style:style style:name="P29" style:family="paragraph" style:parent-style-name="Standard" style:list-style-name="L1">
      <style:text-properties fo:font-size="12pt" fo:font-weight="normal" officeooo:rsid="0016d685" officeooo:paragraph-rsid="0022645e" style:font-size-asian="10.5pt" style:font-weight-asian="normal" style:font-size-complex="12pt" style:font-weight-complex="normal"/>
    </style:style>
    <style:style style:name="P30" style:family="paragraph" style:parent-style-name="Standard" style:list-style-name="L6">
      <style:text-properties fo:font-size="12pt" fo:font-weight="normal" officeooo:rsid="0016d685" officeooo:paragraph-rsid="0016d685" style:font-size-asian="10.5pt" style:font-weight-asian="normal" style:font-size-complex="12pt" style:font-weight-complex="normal"/>
    </style:style>
    <style:style style:name="P31" style:family="paragraph" style:parent-style-name="Standard">
      <style:text-properties fo:font-size="12pt" fo:font-weight="normal" officeooo:rsid="0016d685" officeooo:paragraph-rsid="0016d685" style:font-size-asian="10.5pt" style:font-weight-asian="normal" style:font-size-complex="12pt" style:font-weight-complex="normal"/>
    </style:style>
    <style:style style:name="P32" style:family="paragraph" style:parent-style-name="Standard" style:list-style-name="L2">
      <style:text-properties fo:font-size="12pt" fo:font-weight="normal" officeooo:rsid="001a6c2a" officeooo:paragraph-rsid="001a6c2a" style:font-size-asian="10.5pt" style:font-weight-asian="normal" style:font-size-complex="12pt" style:font-weight-complex="normal"/>
    </style:style>
    <style:style style:name="P33" style:family="paragraph" style:parent-style-name="Standard" style:list-style-name="L3">
      <style:text-properties fo:font-size="12pt" fo:font-weight="normal" officeooo:rsid="001bb146" officeooo:paragraph-rsid="001bb146" style:font-size-asian="10.5pt" style:font-weight-asian="normal" style:font-size-complex="12pt" style:font-weight-complex="normal"/>
    </style:style>
    <style:style style:name="P34" style:family="paragraph" style:parent-style-name="Standard" style:list-style-name="L4">
      <style:text-properties fo:font-size="12pt" fo:font-weight="normal" officeooo:rsid="001bb146" officeooo:paragraph-rsid="001bb146" style:font-size-asian="10.5pt" style:font-weight-asian="normal" style:font-size-complex="12pt" style:font-weight-complex="normal"/>
    </style:style>
    <style:style style:name="P35" style:family="paragraph" style:parent-style-name="Standard">
      <style:text-properties fo:font-size="12pt" fo:font-weight="normal" officeooo:rsid="0022645e" officeooo:paragraph-rsid="0022645e" style:font-size-asian="10.5pt" style:font-weight-asian="normal" style:font-size-complex="12pt" style:font-weight-complex="normal"/>
    </style:style>
    <style:style style:name="P36" style:family="paragraph" style:parent-style-name="Standard" style:list-style-name="L6">
      <style:text-properties fo:font-size="12pt" fo:font-weight="normal" officeooo:rsid="00291f51" officeooo:paragraph-rsid="00291f51" style:font-size-asian="10.5pt" style:font-weight-asian="normal" style:font-size-complex="12pt" style:font-weight-complex="normal"/>
    </style:style>
    <style:style style:name="P37" style:family="paragraph" style:parent-style-name="Standard">
      <style:text-properties fo:font-size="12pt" fo:font-weight="normal" officeooo:rsid="002a11d9" officeooo:paragraph-rsid="002a11d9" style:font-size-asian="10.5pt" style:font-weight-asian="normal" style:font-size-complex="12pt" style:font-weight-complex="normal"/>
    </style:style>
    <style:style style:name="P38" style:family="paragraph" style:parent-style-name="Standard">
      <style:text-properties fo:font-size="12pt" fo:font-weight="normal" officeooo:rsid="0019be3d" officeooo:paragraph-rsid="0019be3d" style:font-size-asian="10.5pt" style:font-weight-asian="normal" style:font-size-complex="12pt" style:font-weight-complex="normal"/>
    </style:style>
    <style:style style:name="P39" style:family="paragraph" style:parent-style-name="Standard">
      <style:text-properties fo:font-size="12pt" fo:font-weight="normal" officeooo:rsid="002e6ed5" officeooo:paragraph-rsid="002e6ed5" style:font-size-asian="10.5pt" style:font-weight-asian="normal" style:font-size-complex="12pt" style:font-weight-complex="normal"/>
    </style:style>
    <style:style style:name="P40" style:family="paragraph" style:parent-style-name="Standard">
      <style:text-properties fo:font-size="12pt" fo:font-weight="normal" officeooo:rsid="002e6ed5" officeooo:paragraph-rsid="0032b494" style:font-size-asian="10.5pt" style:font-weight-asian="normal" style:font-size-complex="12pt" style:font-weight-complex="normal"/>
    </style:style>
    <style:style style:name="P41" style:family="paragraph" style:parent-style-name="Standard">
      <style:text-properties fo:font-size="12pt" fo:font-weight="normal" officeooo:rsid="0034726d" officeooo:paragraph-rsid="0034726d" style:font-size-asian="10.5pt" style:font-weight-asian="normal" style:font-size-complex="12pt" style:font-weight-complex="normal"/>
    </style:style>
    <style:style style:name="P42" style:family="paragraph" style:parent-style-name="Standard">
      <style:text-properties fo:font-size="12pt" fo:font-weight="normal" officeooo:rsid="0034726d" officeooo:paragraph-rsid="0035e6e4" style:font-size-asian="10.5pt" style:font-weight-asian="normal" style:font-size-complex="12pt" style:font-weight-complex="normal"/>
    </style:style>
    <style:style style:name="P43" style:family="paragraph" style:parent-style-name="Standard">
      <style:text-properties fo:font-size="12pt" fo:font-weight="normal" officeooo:rsid="0034726d" officeooo:paragraph-rsid="0036d0fa" style:font-size-asian="10.5pt" style:font-weight-asian="normal" style:font-size-complex="12pt" style:font-weight-complex="normal"/>
    </style:style>
    <style:style style:name="P44" style:family="paragraph" style:parent-style-name="Standard">
      <style:text-properties fo:font-size="12pt" fo:font-weight="normal" officeooo:rsid="0036d0fa" officeooo:paragraph-rsid="0036d0fa" style:font-size-asian="10.5pt" style:font-weight-asian="normal" style:font-size-complex="12pt" style:font-weight-complex="normal"/>
    </style:style>
    <style:style style:name="P45" style:family="paragraph" style:parent-style-name="Standard">
      <style:text-properties fo:font-size="12pt" fo:font-style="italic" fo:font-weight="normal" officeooo:rsid="0022645e" officeooo:paragraph-rsid="0022645e" style:font-size-asian="10.5pt" style:font-style-asian="italic" style:font-weight-asian="normal" style:font-size-complex="12pt" style:font-style-complex="italic" style:font-weight-complex="normal"/>
    </style:style>
    <style:style style:name="P46" style:family="paragraph" style:parent-style-name="Standard" style:list-style-name="L4">
      <style:text-properties fo:font-size="12pt" fo:font-style="normal" fo:font-weight="normal" officeooo:rsid="001bb146" officeooo:paragraph-rsid="001bb146" style:font-size-asian="10.5pt" style:font-style-asian="normal" style:font-weight-asian="normal" style:font-size-complex="12pt" style:font-style-complex="normal" style:font-weight-complex="normal"/>
    </style:style>
    <style:style style:name="P47" style:family="paragraph" style:parent-style-name="Standard" style:list-style-name="L4">
      <style:text-properties fo:font-size="12pt" fo:font-style="normal" fo:font-weight="normal" officeooo:rsid="001e7c78" officeooo:paragraph-rsid="001e7c78" style:font-size-asian="10.5pt" style:font-style-asian="normal" style:font-weight-asian="normal" style:font-size-complex="12pt" style:font-style-complex="normal" style:font-weight-complex="normal"/>
    </style:style>
    <style:style style:name="P48" style:family="paragraph" style:parent-style-name="Standard" style:list-style-name="L4">
      <style:text-properties fo:font-size="12pt" fo:font-style="normal" fo:font-weight="normal" officeooo:rsid="001c8412" officeooo:paragraph-rsid="001e7c78" style:font-size-asian="10.5pt" style:font-style-asian="normal" style:font-weight-asian="normal" style:font-size-complex="12pt" style:font-style-complex="normal" style:font-weight-complex="normal"/>
    </style:style>
    <style:style style:name="P49" style:family="paragraph" style:parent-style-name="Standard" style:list-style-name="L5">
      <style:text-properties fo:font-size="12pt" fo:font-style="normal" fo:font-weight="normal" officeooo:rsid="001ee489" officeooo:paragraph-rsid="001ee489" style:font-size-asian="10.5pt" style:font-style-asian="normal" style:font-weight-asian="normal" style:font-size-complex="12pt" style:font-style-complex="normal" style:font-weight-complex="normal"/>
    </style:style>
    <style:style style:name="P50" style:family="paragraph" style:parent-style-name="Standard" style:list-style-name="L4">
      <style:text-properties fo:font-size="12pt" fo:font-style="normal" fo:font-weight="normal" officeooo:rsid="001d2890" officeooo:paragraph-rsid="001d2890"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1d2890" officeooo:paragraph-rsid="001d2890"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263fa8" officeooo:paragraph-rsid="00263fa8"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263fa8" officeooo:paragraph-rsid="00290b52"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263fa8" officeooo:paragraph-rsid="002b2a79"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2ddb5a" officeooo:paragraph-rsid="002ddb5a"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2e6ed5" officeooo:paragraph-rsid="002e6ed5"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2e6ed5" officeooo:paragraph-rsid="003178c6"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bold" officeooo:rsid="0022645e" officeooo:paragraph-rsid="0022645e" style:font-size-asian="10.5pt" style:font-style-asian="normal" style:font-weight-asian="bold" style:font-size-complex="12pt" style:font-style-complex="normal" style:font-weight-complex="bold"/>
    </style:style>
    <style:style style:name="P59" style:family="paragraph" style:parent-style-name="Standard">
      <style:text-properties fo:font-size="12pt" fo:font-style="normal" fo:font-weight="bold" officeooo:rsid="0022645e" officeooo:paragraph-rsid="002fc6f2" style:font-size-asian="10.5pt" style:font-style-asian="normal" style:font-weight-asian="bold" style:font-size-complex="12pt" style:font-style-complex="normal" style:font-weight-complex="bold"/>
    </style:style>
    <style:style style:name="P60" style:family="paragraph" style:parent-style-name="Standard">
      <style:text-properties fo:font-size="12pt" fo:font-weight="bold" officeooo:rsid="00263fa8" officeooo:paragraph-rsid="00263fa8" style:font-size-asian="10.5pt" style:font-weight-asian="bold" style:font-size-complex="12pt" style:font-weight-complex="bold"/>
    </style:style>
    <style:style style:name="P61" style:family="paragraph" style:parent-style-name="Standard">
      <style:text-properties fo:font-size="12pt" fo:font-weight="bold" officeooo:rsid="002e6ed5" officeooo:paragraph-rsid="002e6ed5" style:font-size-asian="10.5pt" style:font-weight-asian="bold" style:font-size-complex="12pt" style:font-weight-complex="bold"/>
    </style:style>
    <style:style style:name="P62" style:family="paragraph" style:parent-style-name="Standard">
      <style:text-properties fo:font-size="12pt" fo:font-weight="bold" officeooo:rsid="002e6ed5" officeooo:paragraph-rsid="0032b494" style:font-size-asian="10.5pt" style:font-weight-asian="bold" style:font-size-complex="12pt" style:font-weight-complex="bold"/>
    </style:style>
    <style:style style:name="P63" style:family="paragraph" style:parent-style-name="Standard">
      <style:text-properties fo:font-size="12pt" fo:font-weight="bold" officeooo:rsid="002fc6f2" officeooo:paragraph-rsid="002fc6f2" style:font-size-asian="10.5pt" style:font-weight-asian="bold" style:font-size-complex="12pt" style:font-weight-complex="bold"/>
    </style:style>
    <style:style style:name="P64" style:family="paragraph" style:parent-style-name="Standard">
      <style:text-properties fo:font-size="12pt" fo:font-weight="bold" officeooo:rsid="0030bc28" officeooo:paragraph-rsid="0030bc28" style:font-size-asian="10.5pt" style:font-weight-asian="bold" style:font-size-complex="12pt" style:font-weight-complex="bold"/>
    </style:style>
    <style:style style:name="P65" style:family="paragraph" style:parent-style-name="Standard">
      <style:text-properties fo:font-size="12pt" fo:font-weight="bold" officeooo:rsid="0034726d" officeooo:paragraph-rsid="003593ae" style:font-size-asian="10.5pt" style:font-weight-asian="bold" style:font-size-complex="12pt" style:font-weight-complex="bold"/>
    </style:style>
    <style:style style:name="P66" style:family="paragraph" style:parent-style-name="Standard">
      <style:text-properties fo:font-size="12pt" fo:font-weight="bold" officeooo:rsid="0034726d" officeooo:paragraph-rsid="0035e6e4" style:font-size-asian="10.5pt" style:font-weight-asian="bold" style:font-size-complex="12pt" style:font-weight-complex="bold"/>
    </style:style>
    <style:style style:name="P67" style:family="paragraph" style:parent-style-name="Standard">
      <style:text-properties fo:font-size="12pt" fo:font-weight="bold" officeooo:rsid="0034726d" officeooo:paragraph-rsid="0036d0fa" style:font-size-asian="10.5pt" style:font-weight-asian="bold" style:font-size-complex="12pt" style:font-weight-complex="bold"/>
    </style:style>
    <style:style style:name="P68" style:family="paragraph" style:parent-style-name="Standard" style:list-style-name="L3">
      <style:text-properties officeooo:paragraph-rsid="001bb146"/>
    </style:style>
    <style:style style:name="P69" style:family="paragraph" style:parent-style-name="Standard" style:list-style-name="L5">
      <style:text-properties officeooo:rsid="001e7c78" officeooo:paragraph-rsid="001e7c78"/>
    </style:style>
    <style:style style:name="P70" style:family="paragraph" style:parent-style-name="Standard" style:list-style-name="L5">
      <style:text-properties officeooo:rsid="001ee489" officeooo:paragraph-rsid="001ee489"/>
    </style:style>
    <style:style style:name="P71" style:family="paragraph" style:parent-style-name="Standard">
      <style:text-properties style:font-name="DejaVu Sans Mono" fo:font-size="10pt" fo:font-style="normal" fo:font-weight="normal" officeooo:rsid="00263fa8" officeooo:paragraph-rsid="002b2a79" style:font-size-asian="10pt" style:font-style-asian="normal" style:font-weight-asian="normal" style:font-size-complex="10pt" style:font-style-complex="normal" style:font-weight-complex="normal"/>
    </style:style>
    <style:style style:name="P72" style:family="paragraph" style:parent-style-name="Standard">
      <style:text-properties style:font-name="DejaVu Sans Mono" fo:font-size="10pt" fo:font-style="normal" fo:font-weight="normal" officeooo:rsid="002b2a79" officeooo:paragraph-rsid="002b2a79" style:font-size-asian="10pt" style:font-style-asian="normal" style:font-weight-asian="normal" style:font-size-complex="10pt" style:font-style-complex="normal" style:font-weight-complex="normal"/>
    </style:style>
    <style:style style:name="P73" style:family="paragraph" style:parent-style-name="Standard" style:list-style-name="L4">
      <style:text-properties style:font-name="DejaVu Sans Mono" fo:font-size="10pt" fo:font-weight="normal" officeooo:rsid="001bb146" officeooo:paragraph-rsid="001bb146" style:font-size-asian="10pt" style:font-weight-asian="normal" style:font-size-complex="10pt" style:font-weight-complex="normal"/>
    </style:style>
    <style:style style:name="P74" style:family="paragraph" style:parent-style-name="Standard">
      <style:text-properties style:font-name="DejaVu Sans Mono" fo:font-size="10pt" fo:font-weight="normal" officeooo:rsid="002e6ed5" officeooo:paragraph-rsid="002e6ed5" style:font-size-asian="10pt" style:font-weight-asian="normal" style:font-size-complex="10pt" style:font-weight-complex="normal"/>
    </style:style>
    <style:style style:name="P75" style:family="paragraph" style:parent-style-name="Standard">
      <style:text-properties style:font-name="DejaVu Sans Mono" fo:font-size="10pt" fo:font-weight="normal" officeooo:rsid="002e6ed5" officeooo:paragraph-rsid="0032b494" style:font-size-asian="10pt" style:font-weight-asian="normal" style:font-size-complex="10pt" style:font-weight-complex="normal"/>
    </style:style>
    <style:style style:name="P76" style:family="paragraph" style:parent-style-name="Standard">
      <style:text-properties officeooo:rsid="0034726d" officeooo:paragraph-rsid="0034726d"/>
    </style:style>
    <style:style style:name="P77" style:family="paragraph" style:parent-style-name="Standard">
      <style:paragraph-properties fo:margin-left="0.4925in" fo:margin-right="0in" fo:text-indent="0in" style:auto-text-indent="false"/>
      <style:text-properties fo:font-size="12pt" fo:font-weight="normal" officeooo:rsid="0034726d" officeooo:paragraph-rsid="0034726d" style:font-size-asian="10.5pt" style:font-weight-asian="normal" style:font-size-complex="12pt" style:font-weight-complex="normal"/>
    </style:style>
    <style:style style:name="P78" style:family="paragraph" style:parent-style-name="Standard">
      <style:paragraph-properties fo:margin-left="0.4925in" fo:margin-right="0in" fo:text-indent="0in" style:auto-text-indent="false"/>
      <style:text-properties fo:font-size="12pt" fo:font-weight="normal" officeooo:rsid="0034726d" officeooo:paragraph-rsid="0035e6e4" style:font-size-asian="10.5pt" style:font-weight-asian="normal" style:font-size-complex="12pt" style:font-weight-complex="normal"/>
    </style:style>
    <style:style style:name="P79" style:family="paragraph" style:parent-style-name="Standard">
      <style:paragraph-properties fo:margin-left="0.4925in" fo:margin-right="0in" fo:text-indent="0in" style:auto-text-indent="false"/>
      <style:text-properties fo:font-size="12pt" fo:font-weight="normal" officeooo:rsid="0034726d" officeooo:paragraph-rsid="0036d0fa" style:font-size-asian="10.5pt" style:font-weight-asian="normal" style:font-size-complex="12pt" style:font-weight-complex="normal"/>
    </style:style>
    <style:style style:name="P80" style:family="paragraph" style:parent-style-name="Standard">
      <style:paragraph-properties fo:margin-left="0.4925in" fo:margin-right="0in" fo:text-indent="0in" style:auto-text-indent="false"/>
      <style:text-properties style:font-name="DejaVu Sans Mono" fo:font-size="10pt" fo:font-style="normal" fo:font-weight="normal" officeooo:rsid="002a11d9" officeooo:paragraph-rsid="002a11d9" style:font-size-asian="10pt" style:font-style-asian="normal" style:font-weight-asian="normal" style:font-size-complex="10pt" style:font-style-complex="normal" style:font-weight-complex="normal"/>
    </style:style>
    <style:style style:name="P81" style:family="paragraph" style:parent-style-name="Standard">
      <style:paragraph-properties fo:margin-left="0.4925in" fo:margin-right="0in" fo:text-indent="0in" style:auto-text-indent="false"/>
      <style:text-properties style:font-name="DejaVu Sans Mono" fo:font-size="10pt" fo:font-style="normal" fo:font-weight="normal" officeooo:rsid="002e6ed5" officeooo:paragraph-rsid="002e6ed5" style:font-size-asian="10pt" style:font-style-asian="normal" style:font-weight-asian="normal" style:font-size-complex="10pt" style:font-style-complex="normal" style:font-weight-complex="normal"/>
    </style:style>
    <style:style style:name="P82" style:family="paragraph" style:parent-style-name="Standard">
      <style:paragraph-properties fo:margin-left="0.4925in" fo:margin-right="0in" fo:text-indent="0in" style:auto-text-indent="false"/>
      <style:text-properties style:font-name="DejaVu Sans Mono" fo:font-size="10pt" fo:font-style="normal" fo:font-weight="normal" officeooo:rsid="002e6ed5" officeooo:paragraph-rsid="003178c6" style:font-size-asian="10pt" style:font-style-asian="normal" style:font-weight-asian="normal" style:font-size-complex="10pt" style:font-style-complex="normal" style:font-weight-complex="normal"/>
    </style:style>
    <style:style style:name="P83" style:family="paragraph" style:parent-style-name="Standard">
      <style:paragraph-properties fo:margin-left="0.4925in" fo:margin-right="0in" fo:text-indent="0in" style:auto-text-indent="false"/>
      <style:text-properties style:font-name="DejaVu Sans Mono" fo:font-size="10pt" fo:font-weight="normal" officeooo:rsid="0034726d" officeooo:paragraph-rsid="0034726d" style:font-size-asian="10pt" style:font-weight-asian="normal" style:font-size-complex="10pt" style:font-weight-complex="normal"/>
    </style:style>
    <style:style style:name="P84" style:family="paragraph" style:parent-style-name="Standard">
      <style:paragraph-properties fo:margin-left="0.4925in" fo:margin-right="0in" fo:text-indent="0in" style:auto-text-indent="false"/>
      <style:text-properties style:font-name="DejaVu Sans Mono" fo:font-size="10pt" fo:font-weight="normal" officeooo:rsid="0034726d" officeooo:paragraph-rsid="0035e6e4" style:font-size-asian="10pt" style:font-weight-asian="normal" style:font-size-complex="10pt" style:font-weight-complex="normal"/>
    </style:style>
    <style:style style:name="P85" style:family="paragraph" style:parent-style-name="Standard">
      <style:paragraph-properties fo:margin-left="0.4925in" fo:margin-right="0in" fo:text-indent="0in" style:auto-text-indent="false"/>
      <style:text-properties style:font-name="DejaVu Sans Mono" fo:font-size="10pt" fo:font-weight="normal" officeooo:rsid="0034726d" officeooo:paragraph-rsid="0036d0fa" style:font-size-asian="10pt" style:font-weight-asian="normal" style:font-size-complex="10pt" style:font-weight-complex="normal"/>
    </style:style>
    <style:style style:name="P86" style:family="paragraph" style:parent-style-name="Standard">
      <style:paragraph-properties fo:margin-left="0in" fo:margin-right="0in" fo:text-indent="0in" style:auto-text-indent="false"/>
      <style:text-properties fo:font-size="12pt" fo:font-weight="normal" officeooo:rsid="0034726d" officeooo:paragraph-rsid="0034726d" style:font-size-asian="10.5pt" style:font-weight-asian="normal" style:font-size-complex="12pt" style:font-weight-complex="normal"/>
    </style:style>
    <style:style style:name="P87" style:family="paragraph" style:parent-style-name="Standard">
      <style:paragraph-properties fo:margin-left="0in" fo:margin-right="0in" fo:text-indent="0in" style:auto-text-indent="false"/>
      <style:text-properties fo:font-size="12pt" fo:font-weight="normal" officeooo:rsid="0034726d" officeooo:paragraph-rsid="0035e6e4" style:font-size-asian="10.5pt" style:font-weight-asian="normal" style:font-size-complex="12pt" style:font-weight-complex="normal"/>
    </style:style>
    <style:style style:name="P88" style:family="paragraph" style:parent-style-name="Standard">
      <style:paragraph-properties fo:margin-left="0in" fo:margin-right="0in" fo:text-indent="0in" style:auto-text-indent="false"/>
      <style:text-properties fo:font-size="12pt" fo:font-weight="normal" officeooo:rsid="0034726d" officeooo:paragraph-rsid="0036d0fa" style:font-size-asian="10.5pt" style:font-weight-asian="normal" style:font-size-complex="12pt" style:font-weight-complex="normal"/>
    </style:style>
    <style:style style:name="P89" style:family="paragraph" style:parent-style-name="Standard">
      <style:paragraph-properties fo:margin-left="0in" fo:margin-right="0in" fo:text-indent="0in" style:auto-text-indent="false"/>
      <style:text-properties fo:font-size="12pt" fo:font-weight="normal" officeooo:rsid="0034726d" officeooo:paragraph-rsid="0038bdb6" style:font-size-asian="10.5pt" style:font-weight-asian="normal" style:font-size-complex="12pt" style:font-weight-complex="normal"/>
    </style:style>
    <style:style style:name="P90" style:family="paragraph" style:parent-style-name="Standard">
      <style:paragraph-properties fo:margin-left="0in" fo:margin-right="0in" fo:text-indent="0in" style:auto-text-indent="false"/>
      <style:text-properties fo:font-size="12pt" fo:font-weight="normal" officeooo:rsid="0034726d" officeooo:paragraph-rsid="003a81fc" style:font-size-asian="10.5pt" style:font-weight-asian="normal" style:font-size-complex="12pt" style:font-weight-complex="normal"/>
    </style:style>
    <style:style style:name="P91" style:family="paragraph" style:parent-style-name="Standard">
      <style:paragraph-properties fo:margin-left="0in" fo:margin-right="0in" fo:text-indent="0in" style:auto-text-indent="false"/>
      <style:text-properties fo:font-size="12pt" fo:font-weight="normal" officeooo:rsid="003a81fc" officeooo:paragraph-rsid="003a81fc" style:font-size-asian="10.5pt" style:font-weight-asian="normal" style:font-size-complex="12pt" style:font-weight-complex="normal"/>
    </style:style>
    <style:style style:name="P92" style:family="paragraph" style:parent-style-name="Standard">
      <style:paragraph-properties fo:margin-left="0in" fo:margin-right="0in" fo:text-indent="0in" style:auto-text-indent="false"/>
      <style:text-properties style:font-name="Abyssinica SIL" fo:font-size="12pt" fo:font-style="normal" fo:font-weight="normal" officeooo:rsid="002e6ed5" officeooo:paragraph-rsid="0032b494" style:font-size-asian="10.5pt" style:font-style-asian="normal" style:font-weight-asian="normal" style:font-size-complex="12pt" style:font-style-complex="normal" style:font-weight-complex="normal"/>
    </style:style>
    <style:style style:name="P93" style:family="paragraph" style:parent-style-name="Standard">
      <style:paragraph-properties fo:margin-left="0in" fo:margin-right="0in" fo:text-indent="0in" style:auto-text-indent="false"/>
      <style:text-properties style:font-name="Abyssinica SIL" fo:font-size="12pt" fo:font-style="normal" fo:font-weight="bold" officeooo:rsid="002e6ed5" officeooo:paragraph-rsid="0032b494" style:font-size-asian="10.5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198b4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bb146" style:font-style-asian="italic" style:font-style-complex="italic"/>
    </style:style>
    <style:style style:name="T5" style:family="text">
      <style:text-properties fo:font-style="italic" officeooo:rsid="002758dc" style:font-style-asian="italic" style:font-style-complex="italic"/>
    </style:style>
    <style:style style:name="T6" style:family="text">
      <style:text-properties officeooo:rsid="0016d685"/>
    </style:style>
    <style:style style:name="T7" style:family="text">
      <style:text-properties fo:font-weight="normal" style:font-weight-asian="normal" style:font-weight-complex="normal"/>
    </style:style>
    <style:style style:name="T8" style:family="text">
      <style:text-properties fo:font-weight="normal" officeooo:rsid="0018618e" style:font-weight-asian="normal" style:font-weight-complex="normal"/>
    </style:style>
    <style:style style:name="T9" style:family="text">
      <style:text-properties fo:font-weight="normal" officeooo:rsid="0029d0ba" style:font-weight-asian="normal" style:font-weight-complex="normal"/>
    </style:style>
    <style:style style:name="T10" style:family="text">
      <style:text-properties fo:font-weight="normal" officeooo:rsid="002fc6f2" style:font-weight-asian="normal" style:font-weight-complex="normal"/>
    </style:style>
    <style:style style:name="T11" style:family="text">
      <style:text-properties fo:font-weight="normal" officeooo:rsid="0032b494" style:font-weight-asian="normal" style:font-weight-complex="normal"/>
    </style:style>
    <style:style style:name="T12" style:family="text">
      <style:text-properties officeooo:rsid="00198b4c"/>
    </style:style>
    <style:style style:name="T13" style:family="text">
      <style:text-properties fo:font-size="12pt" fo:font-style="italic" fo:font-weight="normal" officeooo:rsid="001bb146" style:font-size-asian="10.5pt" style:font-style-asian="italic" style:font-weight-asian="normal" style:font-size-complex="12pt" style:font-style-complex="italic" style:font-weight-complex="normal"/>
    </style:style>
    <style:style style:name="T1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1bb146"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1c8412"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1ee489"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20795f"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2c36cc" style:font-size-asian="10.5pt" style:font-style-asian="normal" style:font-weight-asian="normal" style:font-size-complex="12pt"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240df9" style:font-style-asian="normal" style:font-style-complex="normal"/>
    </style:style>
    <style:style style:name="T22" style:family="text">
      <style:text-properties officeooo:rsid="001d2890"/>
    </style:style>
    <style:style style:name="T23" style:family="text">
      <style:text-properties officeooo:rsid="001e7c78"/>
    </style:style>
    <style:style style:name="T24" style:family="text">
      <style:text-properties style:text-position="super 58%" fo:font-size="12pt" fo:font-style="normal" fo:font-weight="normal" style:font-size-asian="10.5pt" style:font-style-asian="normal" style:font-weight-asian="normal" style:font-size-complex="12pt" style:font-style-complex="normal" style:font-weight-complex="normal"/>
    </style:style>
    <style:style style:name="T25" style:family="text">
      <style:text-properties style:text-position="super 58%" fo:font-size="12pt" fo:font-style="normal" fo:font-weight="normal" officeooo:rsid="0020795f" style:font-size-asian="10.5pt" style:font-style-asian="normal" style:font-weight-asian="normal" style:font-size-complex="12pt" style:font-style-complex="normal" style:font-weight-complex="normal"/>
    </style:style>
    <style:style style:name="T26" style:family="text">
      <style:text-properties officeooo:rsid="0022645e"/>
    </style:style>
    <style:style style:name="T27" style:family="text">
      <style:text-properties officeooo:rsid="00240df9"/>
    </style:style>
    <style:style style:name="T28" style:family="text">
      <style:text-properties officeooo:rsid="0024f8a5"/>
    </style:style>
    <style:style style:name="T29" style:family="text">
      <style:text-properties officeooo:rsid="002758dc"/>
    </style:style>
    <style:style style:name="T30" style:family="text">
      <style:text-properties officeooo:rsid="00290b52"/>
    </style:style>
    <style:style style:name="T31" style:family="text">
      <style:text-properties style:font-name="Courier 10 Pitch" fo:font-style="normal" style:font-style-asian="normal" style:font-style-complex="normal"/>
    </style:style>
    <style:style style:name="T32" style:family="text">
      <style:text-properties style:font-name="LM Mono Caps 10"/>
    </style:style>
    <style:style style:name="T33" style:family="text">
      <style:text-properties style:font-name="DejaVu Sans Mono"/>
    </style:style>
    <style:style style:name="T34" style:family="text">
      <style:text-properties style:font-name="DejaVu Sans Mono" fo:font-style="normal" style:font-style-asian="normal" style:font-style-complex="normal"/>
    </style:style>
    <style:style style:name="T35" style:family="text">
      <style:text-properties style:font-name="DejaVu Sans Mono" fo:font-size="10pt" style:font-size-asian="10pt" style:font-size-complex="10pt"/>
    </style:style>
    <style:style style:name="T36" style:family="text">
      <style:text-properties style:font-name="DejaVu Sans Mono" fo:font-size="10pt" officeooo:rsid="0036d0fa" style:font-size-asian="10pt" style:font-size-complex="10pt"/>
    </style:style>
    <style:style style:name="T37" style:family="text">
      <style:text-properties officeooo:rsid="002b2a79"/>
    </style:style>
    <style:style style:name="T38" style:family="text">
      <style:text-properties officeooo:rsid="003178c6"/>
    </style:style>
    <style:style style:name="T39" style:family="text">
      <style:text-properties officeooo:rsid="0032b494"/>
    </style:style>
    <style:style style:name="T40" style:family="text">
      <style:text-properties officeooo:rsid="003593ae"/>
    </style:style>
    <style:style style:name="T41" style:family="text">
      <style:text-properties officeooo:rsid="0035e6e4"/>
    </style:style>
    <style:style style:name="T42" style:family="text">
      <style:text-properties officeooo:rsid="0036a856"/>
    </style:style>
    <style:style style:name="T43" style:family="text">
      <style:text-properties officeooo:rsid="0036d0fa"/>
    </style:style>
    <style:style style:name="T44" style:family="text">
      <style:text-properties officeooo:rsid="00371882"/>
    </style:style>
    <style:style style:name="T45" style:family="text">
      <style:text-properties officeooo:rsid="0038bdb6"/>
    </style:style>
    <style:style style:name="T46" style:family="text">
      <style:text-properties officeooo:rsid="003a81fc"/>
    </style:style>
    <style:style style:name="T47" style:family="text">
      <style:text-properties officeooo:rsid="003b53cd"/>
    </style:style>
    <style:style style:name="T48" style:family="text">
      <style:text-properties officeooo:rsid="003d2c3c"/>
    </style:style>
    <style:style style:name="T49" style:family="text">
      <style:text-properties officeooo:rsid="003f299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1">Matlab Server</text:p>
      <text:p text:style-name="P1"/>
      <text:p text:style-name="P1"><text:span text:style-name="T1">login in <text:s/>to maltab server</text:span> </text:p>
      <text:p text:style-name="P1"><text:s text:c="3"/>1) open terminal </text:p>
      <text:p text:style-name="P1"><text:s text:c="3"/>2) <text:s text:c="2"/>type: mats </text:p>
      <text:p text:style-name="P1"/>
      <text:p text:style-name="P1">logout </text:p>
      <text:p text:style-name="P1"><text:s text:c="3"/>type twice: exit </text:p>
      <text:p text:style-name="P1"/>
      <text:p text:style-name="P1">open matlab on server </text:p>
      <text:p text:style-name="P1"><text:s text:c="3"/>type: mat </text:p>
      <text:p text:style-name="P1"><text:s text:c="3"/>or <text:s/>: matno <text:s text:c="3"/>#(for no display)</text:p>
      <text:p text:style-name="P1"/>
      <text:p text:style-name="P5">How to copy from ganges to server-ganges</text:p>
      <text:p text:style-name="P8"><text:tab/>cd ~/ganges/</text:p>
      <text:p text:style-name="P9"><text:tab/>sh pullFromGanges data/(dir you want to copy)/</text:p>
      <text:p text:style-name="P7">otherwise use <text:span text:style-name="T3">scp</text:span></text:p>
      <text:p text:style-name="P3"/>
      <text:p text:style-name="P3"/>
      <text:p text:style-name="P3"/>
      <text:p text:style-name="P3"/>
      <text:p text:style-name="P3"/>
      <text:p text:style-name="P11">Chipod / GusT Processing</text:p>
      <text:p text:style-name="P3"/>
      <text:p text:style-name="P12"><text:span text:style-name="T27">1 </text:span>Preparation <text:span text:style-name="T8">(80% of labor work)</text:span></text:p>
      <text:list xml:id="list1427019476776591006" text:style-name="L1">
        <text:list-item>
          <text:p text:style-name="P28">create folder tree</text:p>
        </text:list-item>
        <text:list-item>
          <text:p text:style-name="P28">collect available mooring data</text:p>
        </text:list-item>
        <text:list-item>
          <text:p text:style-name="P28">create vel_m.mat</text:p>
        </text:list-item>
        <text:list-item>
          <text:p text:style-name="P28">create dTdz_m.mat</text:p>
        </text:list-item>
        <text:list-item>
          <text:p text:style-name="P29">create header.mat</text:p>
        </text:list-item>
        <text:list-item>
          <text:p text:style-name="P29">create header_p.mat (Pitot calibration) <text:span text:style-name="T12">(!</text:span><text:span text:style-name="T2">!!! main step !</text:span><text:span text:style-name="T12">!!)</text:span></text:p>
        </text:list-item>
      </text:list>
      <text:p text:style-name="P16"/>
      <text:p text:style-name="P13">1.1 create folder tree</text:p>
      <text:p text:style-name="P17">This step is only necessary if Pavan hasn't yet generated the right folder tree. For all new Chipods</text:p>
      <text:p text:style-name="P17">Pavan will do this already on ganges.</text:p>
      <text:p text:style-name="P17">If folder tree not ready yet:</text:p>
      <text:list xml:id="list2419850441089729823" text:style-name="L2">
        <text:list-item>
          <text:p text:style-name="P32">go to 'cd /ganges/work/template/chipodGustFolderTree/'</text:p>
        </text:list-item>
        <text:list-item>
          <text:p text:style-name="P32">copy 'unit' directory to deployment directory and rename it with unit name (for instance 524) </text:p>
        </text:list-item>
        <text:list-item>
          <text:p text:style-name="P32">there should be a couple of sub folders, one is called './raw' : copy all raw files of your chipod to this directory (alternatively if using mac or linux you could link to the raw files by using 'ln -sf source target')</text:p>
        </text:list-item>
      </text:list>
      <text:p text:style-name="P18"/>
      <text:p text:style-name="P15">1.2 collect all available mooring data</text:p>
      <text:p text:style-name="P20">Find all relevant mooring data like salinity, temperature, and velocity close by.</text:p>
      <text:p text:style-name="P20"/>
      <text:p text:style-name="P15"/>
      <text:p text:style-name="P15"><text:soft-page-break/>1.3 <text:span text:style-name="T6">create vel_m.mat</text:span></text:p>
      <text:p text:style-name="P20">If you have velocity data available you should interpolate them on the chipod depth and save in the following format</text:p>
      <text:p text:style-name="P21">vel_m.time <text:tab/>(matlab time), </text:p>
      <text:p text:style-name="P21">vel_m.u <text:tab/>(east velocity), </text:p>
      <text:p text:style-name="P21">vel_m.v <text:tab/>(north velocity), </text:p>
      <text:p text:style-name="P21">vel_<text:span text:style-name="T27">m</text:span>.spd <text:tab/>(speed)</text:p>
      <text:p text:style-name="P20"/>
      <text:p text:style-name="P20">and <text:s/><text:span text:style-name="T33">save('../input/vel_m.mat', 'vel_m');</text:span></text:p>
      <text:p text:style-name="P20"/>
      <text:p text:style-name="P20">If you want you could also use the routine <text:s/><text:span text:style-name="T3">chi_pre_driver.m .</text:span><text:span text:style-name="T20"> To this end set the flag </text:span></text:p>
      <text:p text:style-name="P20"><text:span text:style-name="T33"><text:s/>do_vel_m <text:s text:c="3"/>= 1</text:span><text:span text:style-name="T32">;</text:span> in <text:s/><text:span text:style-name="T31">chi_pre_driver.m</text:span><text:span text:style-name="T3"> </text:span><text:span text:style-name="T20">and provide path to your velocity input file in the corresponding section. </text:span></text:p>
      <text:p text:style-name="P37"><text:span text:style-name="T20">If you want to use an mooring file that was used for old processing the code block in chi_pre_driver.m would look like:</text:span></text:p>
      <text:p text:style-name="P80">if do_vel_m</text:p>
      <text:p text:style-name="P80"><text:s text:c="4"/>sdir <text:s/>= [basedir filesep 'input' filesep];</text:p>
      <text:p text:style-name="P80"><text:s text:c="4"/>load('../../../mooring_data/mooring_Pirata14_524.mat') ;</text:p>
      <text:p text:style-name="P80"><text:s text:c="4"/>chi_generate_vel_adcp(moor.time, moor.depth, moor.u, moor.v,... <text:tab/><text:tab/><text:tab/><text:tab/><text:tab/> <text:s text:c="2"/>moor.depth, sdir)</text:p>
      <text:p text:style-name="P80">end</text:p>
      <text:p text:style-name="P37"><text:span text:style-name="T20"/></text:p>
      <text:p text:style-name="P20"/>
      <text:p text:style-name="P60">1.4 <text:span text:style-name="T6">create dTdz_m.mat</text:span></text:p>
      <text:p text:style-name="P52">The aim is to create a file called dTdz_m.mat in the input directory. This file should contain a structure called Tz_m with the following fields:</text:p>
      <text:p text:style-name="P52">Tz_m.time<text:tab/>(matlab time)</text:p>
      <text:p text:style-name="P52">Tz_m.Tz<text:tab/>(vertical temperature gradient)</text:p>
      <text:p text:style-name="P52">Tz_m.N2<text:tab/>(vertical stratification)</text:p>
      <text:p text:style-name="P45"/>
      <text:p text:style-name="P53">You can either create this file directly or you use <text:span text:style-name="T5">chi_pre_driver.m</text:span><text:span text:style-name="T29"> in the </text:span><text:span text:style-name="T5">mfile</text:span><text:span text:style-name="T29"> directory of your </text:span><text:span text:style-name="T5">unit</text:span><text:span text:style-name="T29"> directory. In this file set <text:s text:c="3"/></text:span><text:span text:style-name="T5"><text:s/>do_dTdz_m <text:s text:c="2"/>= 1; </text:span><text:span text:style-name="T29">and change the corresponding section, providing your </text:span></text:p>
      <text:p text:style-name="P54"><text:span text:style-name="T30">mooring data as input.</text:span></text:p>
      <text:p text:style-name="P54"/>
      <text:p text:style-name="P54"><text:span text:style-name="T37">If you want to use an old mooring file you simply load this file and than say</text:span></text:p>
      <text:p text:style-name="P71"><text:span text:style-name="T37"><text:tab/>Tz_m.time <text:tab/>= moor.time;</text:span></text:p>
      <text:p text:style-name="P72"><text:tab/>Tz_m.Tz <text:tab/>= moor.dTdz;</text:p>
      <text:p text:style-name="P72"><text:tab/>Tz_m.N2 <text:tab/>= moor.N2;</text:p>
      <text:p text:style-name="P72"><text:s/><text:tab/>save('../input/dTdz_m.mat', 'Tz_m');</text:p>
      <text:p text:style-name="P45"/>
      <text:p text:style-name="P14">1.<text:span text:style-name="T26">5</text:span> create header.mat</text:p>
      <text:p text:style-name="P19">There need to be a header.mat in /unit/calib/ . Normally <text:s/>Pavan puts it there already. If it is not there</text:p>
      <text:p text:style-name="P19">the software should realize it is missing and will ask you if it should generate such file from the raw-file. To this end:</text:p>
      <text:list xml:id="list1398455385907845401" text:style-name="L3">
        <text:list-item>
          <text:p text:style-name="P33">run test_individual_raw_files.m with all flags set to 0</text:p>
        </text:list-item>
        <text:list-item>
          <text:p text:style-name="P33">a dialog window should pop up if you want to generate header.mat from raw file</text:p>
        </text:list-item>
        <text:list-item>
          <text:p text:style-name="P33">once the routine finished type in the command window:</text:p>
          <text:list>
            <text:list-item>
              <text:p text:style-name="P33"><text:s/><text:span text:style-name="T3">save('../calib/header.mat', 'head')</text:span></text:p>
            </text:list-item>
          </text:list>
        </text:list-item>
        <text:list-item>
          <text:p text:style-name="P68"><text:span text:style-name="T15">maybe you run into the problem that </text:span><text:span text:style-name="T13"><text:s/>./calib/header_p.mat </text:span><text:span text:style-name="T15">is missing while running</text:span><text:span text:style-name="T13"> test_individual_raw_files.m, </text:span><text:span text:style-name="T15">(solution see next subsection)</text:span></text:p>
        </text:list-item>
      </text:list>
      <text:p text:style-name="P19"><text:soft-page-break/></text:p>
      <text:p text:style-name="P14">1.<text:span text:style-name="T26">6</text:span> <text:span text:style-name="T6">create header_p.mat (Pitot calibration)</text:span></text:p>
      <text:p text:style-name="P19">There need to be a <text:span text:style-name="T3">header_p.mat</text:span> in /unit/calib/ . Normally <text:s/>Pavan puts it there already. If not you have to follow the following steps (or ask Pavan)</text:p>
      <text:list xml:id="list663106176375076169" text:style-name="L4">
        <text:list-item>
          <text:p text:style-name="P73">load <text:span text:style-name="T3">../calib/header.mat</text:span></text:p>
        </text:list-item>
        <text:list-item>
          <text:p text:style-name="P34"><text:span text:style-name="T20">type in the com</text:span><text:span text:style-name="T21">m</text:span><text:span text:style-name="T20">and window</text:span><text:span text:style-name="T3"> </text:span><text:span text:style-name="T34">head.sensor_id</text:span></text:p>
        </text:list-item>
        <text:list-item>
          <text:p text:style-name="P46">this should give you a list of sensor IDs (for instance <text:span text:style-name="T23">14-44</text:span> )</text:p>
        </text:list-item>
        <text:list-item>
          <text:p text:style-name="P47">go to the base calibration folder ../Calibrations/Pitot_Cals/ There should be a number of png files, choose the one that belongs to your sensor id (if you cannot find them: ask Pavan or Byungho for calibration coeffs (all these should be saved at a central point on ganges))</text:p>
        </text:list-item>
        <text:list-item>
          <text:p text:style-name="P48">you need a structure called W containing W.Ps , W.T, W.Pd, W.Tilt. (These fie<text:span text:style-name="T22">l</text:span>ds contain the calibration of the Pitot tube: <text:span text:style-name="T22">Ps: pressure, T : temperature, Pd: dynamic pressure, Tilt: tilt</text:span>)</text:p>
        </text:list-item>
        <text:list-item>
          <text:p text:style-name="P47">each of these should be a 5 element vector where only the second element is relevant. Put the slopes from the figure into the second element of the vector like</text:p>
        </text:list-item>
      </text:list>
      <text:list xml:id="list4302093256042306643" text:style-name="L5">
        <text:list-item>
          <text:p text:style-name="P69"><text:span text:style-name="T16">W.</text:span><text:span text:style-name="T14">T <text:tab/>= [0 slope_value</text:span><text:span text:style-name="T17">(3rd pannel)</text:span><text:span text:style-name="T14"> 0 0 0];</text:span></text:p>
        </text:list-item>
        <text:list-item>
          <text:p text:style-name="P70"><text:span text:style-name="T14">W.Ps <text:tab/>= [0 slope(4</text:span><text:span text:style-name="T24">th</text:span><text:span text:style-name="T14"> panel) 0 0 0];</text:span></text:p>
        </text:list-item>
        <text:list-item>
          <text:p text:style-name="P49">W.Tilt <text:tab/>= [0 slope(2nd panel) 0 0 0];</text:p>
        </text:list-item>
        <text:list-item>
          <text:p text:style-name="P70"><text:span text:style-name="T14">W.</text:span><text:span text:style-name="T18">Pd<text:tab/>= [0 1/slope(1</text:span><text:span text:style-name="T25">st</text:span><text:span text:style-name="T18"> panel) 0 0 0]; <text:s/></text:span><text:span text:style-name="T19">(%</text:span><text:span text:style-name="T18">if slope&gt;1 else W.Pd = [0 slope 0 0 0];</text:span><text:span text:style-name="T19">)</text:span><text:span text:style-name="T18"> </text:span></text:p>
        </text:list-item>
      </text:list>
      <text:list xml:id="list183611192850731" text:continue-list="list663106176375076169" text:style-name="L4">
        <text:list-item>
          <text:p text:style-name="P50">The W structure should be saved in <text:span text:style-name="T4">../calib/header_</text:span><text:span text:style-name="T3">p</text:span><text:span text:style-name="T4">.mat</text:span></text:p>
        </text:list-item>
      </text:list>
      <text:p text:style-name="P22"/>
      <text:p text:style-name="P55">Hint: For <text:span text:style-name="T1">older chipods</text:span> you might want to consider putting <text:span text:style-name="T35">W.Ps(2) = 0; <text:s/></text:span>to switch off common mode pressure calibration, because the pressure sensor drifts away over longer periods, which would corrupt the Pitot calibration. </text:p>
      <text:p text:style-name="P22"/>
      <text:p text:style-name="P22">The above four fields contain the necessary slopes for the Pitot calibration, however you must add the off sets (W.V0, W.P0 and W.T0) by following one of the following <text:span text:style-name="T26">procedure.</text:span></text:p>
      <text:p text:style-name="P22"><text:s/></text:p>
      <text:p text:style-name="P23">Tune <text:span text:style-name="T38">V0</text:span> to available data <text:span text:style-name="T7">(if you generated a vel_m.mat in step 1.3</text:span>)</text:p>
      <text:p text:style-name="P57">Use test_individual_raw_files.m</text:p>
      <text:p text:style-name="P57"><text:span text:style-name="T1">(1)</text:span> set the flags as follows:</text:p>
      <text:p text:style-name="P82">%_____________________flags______________________</text:p>
      <text:p text:style-name="P82">do_adcp <text:s text:c="10"/>= <text:s/><text:span text:style-name="T39">1</text:span>; <text:s/>% do you have ADCP data to compare with</text:p>
      <text:p text:style-name="P82">header_offset <text:s text:c="4"/>= <text:s/>0; <text:s/>% use offset data from pitot header</text:p>
      <text:p text:style-name="P82">get_v0_hist <text:s text:c="6"/>= <text:s/><text:span text:style-name="T38">0</text:span>; <text:s/>% detremine v0 from histogram</text:p>
      <text:p text:style-name="P82">get_v0_fit <text:s text:c="7"/>= <text:s/><text:span text:style-name="T38">1</text:span>; <text:s/>% detremine v0 from adcp fit</text:p>
      <text:p text:style-name="P82">do_vel_plot <text:s text:c="6"/>= <text:s/><text:span text:style-name="T38">1</text:span>; <text:s/>% make a big velocity comparision figure</text:p>
      <text:p text:style-name="P82">do_eps <text:s text:c="11"/>= <text:s/>0; <text:s/>% calculate disspation rates from Pitot</text:p>
      <text:p text:style-name="P82"/>
      <text:p text:style-name="P40"><text:span text:style-name="T1">(2)</text:span> then go to the line that follows</text:p>
      <text:p text:style-name="P75"><text:s text:c="6"/>% maual pick off sets</text:p>
      <text:p text:style-name="P75"><text:s text:c="8"/>data.cal.V0 = 0;</text:p>
      <text:p text:style-name="P75"><text:s text:c="8"/>data.cal.T0 = 20;</text:p>
      <text:p text:style-name="P75"><text:s text:c="8"/>data.cal.P0 = 0;</text:p>
      <text:p text:style-name="P40">choose V0 = 0 to begin with, T0 should be an average values that fits your entire data set. Does not need to be very accurate, but it should be kept constant for the later analysis. P0 cschould represent the </text:p>
      <text:p text:style-name="P92">depth of the chipod in [psi]. (if you switched off pressure calibration [see above] you can choose any value here).</text:p>
      <text:p text:style-name="P62">(3) <text:span text:style-name="T7">set the file id to any value (the number determines which raw_file will be used)</text:span></text:p>
      <text:p text:style-name="P40"><text:tab/><text:span text:style-name="T35">ifid = 2;</text:span></text:p>
      <text:p text:style-name="P93">(4) <text:span text:style-name="T7">run test_individual_raw_files </text:span><text:span text:style-name="T10">and note the result for V0_</text:span><text:span text:style-name="T11">adcp</text:span></text:p>
      <text:p text:style-name="P23"><text:soft-page-break/></text:p>
      <text:p text:style-name="P59">Find <text:span text:style-name="T38">V0 <text:s/>w</text:span>via histogram</text:p>
      <text:p text:style-name="P56">Use test_individual_raw_files.m</text:p>
      <text:p text:style-name="P56"><text:span text:style-name="T1">(1)</text:span> set the flags as follows:</text:p>
      <text:p text:style-name="P81">%_____________________flags______________________</text:p>
      <text:p text:style-name="P81">do_adcp <text:s text:c="10"/>= <text:s/>0; <text:s/>% do you have ADCP data to compare with</text:p>
      <text:p text:style-name="P81">header_offset <text:s text:c="4"/>= <text:s/>0; <text:s/>% use offset data from pitot header</text:p>
      <text:p text:style-name="P81">get_v0_hist <text:s text:c="6"/>= <text:s/>1; <text:s/>% detremine v0 from histogram</text:p>
      <text:p text:style-name="P81">get_v0_fit <text:s text:c="7"/>= <text:s/>0; <text:s/>% detremine v0 from adcp fit</text:p>
      <text:p text:style-name="P81">do_vel_plot <text:s text:c="6"/>= <text:s/>0; <text:s/>% make a big velocity comparision figure</text:p>
      <text:p text:style-name="P81">do_eps <text:s text:c="11"/>= <text:s/>0; <text:s/>% calculate disspation rates from Pitot</text:p>
      <text:p text:style-name="P17"/>
      <text:p text:style-name="P39"><text:span text:style-name="T1">(2)</text:span> then go to the line that follows</text:p>
      <text:p text:style-name="P74"><text:s text:c="6"/>% maual pick off sets</text:p>
      <text:p text:style-name="P74"><text:s text:c="8"/>data.cal.V0 = 0;</text:p>
      <text:p text:style-name="P74"><text:s text:c="8"/>data.cal.T0 = 20;</text:p>
      <text:p text:style-name="P74"><text:s text:c="8"/>data.cal.P0 = 0;</text:p>
      <text:p text:style-name="P39">choose V0 = 0 to begin with, T0 should be an average values that fits your entire data set. Does not need to be very accurate, but it should be kept constant for the later analysis. P0 cschould represent the </text:p>
      <text:p text:style-name="P39">depth of the chipod in [psi]. (if you switched off pressure calibration [see above] you can choose any value here).</text:p>
      <text:p text:style-name="P61"/>
      <text:p text:style-name="P61">(3) <text:span text:style-name="T7">set the file id to any value (the number determines which raw_file will be used)</text:span></text:p>
      <text:p text:style-name="P39"><text:tab/><text:span text:style-name="T35">ifid = 2;</text:span></text:p>
      <text:p text:style-name="P61">(4) <text:span text:style-name="T7">run test_individual_raw_files </text:span><text:span text:style-name="T10">and note the result for V0_hist</text:span></text:p>
      <text:p text:style-name="P63">(5) <text:span text:style-name="T7">repeat (3) and (4) with a different file, you should try at least 3 to 10 files and see</text:span></text:p>
      <text:p text:style-name="P63"><text:span text:style-name="T7">if the values of V0 stay constant, if thats the case you can proceed to (6)</text:span></text:p>
      <text:p text:style-name="P63">(6) <text:span text:style-name="T7">If you decided on a set of T0 P0 and V0 you should add them to the W structure</text:span></text:p>
      <text:p text:style-name="P63"><text:span text:style-name="T7"><text:tab/>W.T0 = T0; W.P0 = P0; W.V0 = V0;</text:span></text:p>
      <text:p text:style-name="P63"><text:span text:style-name="T7">and then save W in ../calib/header_p.mat</text:span></text:p>
      <text:p text:style-name="P63"><text:span text:style-name="T7">done</text:span></text:p>
      <text:p text:style-name="P64"/>
      <text:p text:style-name="P64"><text:span text:style-name="T7">A general rule is: It is better to under than to over estimate V0.</text:span></text:p>
      <text:p text:style-name="P39"/>
      <text:p text:style-name="P16"/>
      <text:p text:style-name="P16"/>
      <text:p text:style-name="P24"><text:span text:style-name="T27">2. </text:span>Pre-processing <text:span text:style-name="T8">(</text:span><text:span text:style-name="T9">10</text:span><text:span text:style-name="T8"> %)</text:span></text:p>
      <text:list xml:id="list8731401806198719753" text:style-name="L6">
        <text:list-item>
          <text:p text:style-name="P30">process temp.mat</text:p>
        </text:list-item>
        <text:list-item>
          <text:p text:style-name="P30">process pitot.mat</text:p>
        </text:list-item>
        <text:list-item>
          <text:p text:style-name="P36">process dTdz_i.mat</text:p>
          <text:p text:style-name="P36"/>
        </text:list-item>
      </text:list>
      <text:p text:style-name="P66">2.<text:span text:style-name="T43">1 </text:span><text:s/>process <text:span text:style-name="T43">temp</text:span>.mat</text:p>
      <text:p text:style-name="P42">You can process the entire chipod data set for <text:span text:style-name="T41">non turbulence data</text:span> <text:s/>to obtain a high resolution</text:p>
      <text:p text:style-name="P42"><text:span text:style-name="T41">temp</text:span> structure in ./proc/<text:span text:style-name="T41">temp</text:span>.mat. To this end use again chi_pre_process.m with the flags</text:p>
      <text:p text:style-name="P84">%_____________________set processing flags______________________</text:p>
      <text:p text:style-name="P84"><text:s text:c="3"/>do_parallel = 1; <text:s text:c="4"/>% use paralelle computing </text:p>
      <text:p text:style-name="P84"><text:s text:c="3"/>do_temp <text:s text:c="4"/>= <text:span text:style-name="T41">1</text:span>; <text:s text:c="4"/>% generate temp.mat <text:s text:c="3"/></text:p>
      <text:p text:style-name="P84"><text:s text:c="3"/>do_vel_p <text:s text:c="3"/>= <text:span text:style-name="T41">0</text:span>; <text:s text:c="4"/>% generate vel_p.mat <text:s text:c="2"/></text:p>
      <text:p text:style-name="P84"><text:s text:c="3"/>do_vel_m <text:s text:c="3"/>= 0; <text:s text:c="4"/>% generate vel_m.mat <text:s text:c="2"/></text:p>
      <text:p text:style-name="P84"><text:s text:c="3"/>do_dTdz_m <text:s text:c="2"/>= 0; <text:s text:c="4"/>% generate dTdz_m.mat <text:s/></text:p>
      <text:p text:style-name="P78"><text:span text:style-name="T35"><text:s text:c="3"/>do_dTdz_i <text:s text:c="2"/>= 0; <text:s text:c="4"/>% generate dTdz_i.mat </text:span><text:s/></text:p>
      <text:p text:style-name="P87"><text:soft-page-break/>At the beginning you might want to switch do_parallel =0; to see if you run into any errors. If the first</text:p>
      <text:p text:style-name="P87">couple of files are processed <text:span text:style-name="T41">successfully</text:span> you can stop the processing and switch back to </text:p>
      <text:p text:style-name="P87">do_parrallel = 1; </text:p>
      <text:p text:style-name="P87">By default the matlab cluster will use 16 processors. Like this one chipod year should take approximately 1h to process for <text:span text:style-name="T42">temp</text:span>.mat. </text:p>
      <text:p text:style-name="P87"/>
      <text:p text:style-name="P65">2.<text:span text:style-name="T40">2 </text:span><text:s/>process pitot.mat</text:p>
      <text:p text:style-name="P41">You can process the entire chipod data set for the pitot velocity to obtain a high resolution</text:p>
      <text:p text:style-name="P41">velocity structure in ./proc/pitot.mat. To this end use again chi_pre_process.m with the flags</text:p>
      <text:p text:style-name="P83">%_____________________set processing flags______________________</text:p>
      <text:p text:style-name="P83"><text:s text:c="3"/>do_parallel = 1; <text:s text:c="4"/>% use paralelle computing </text:p>
      <text:p text:style-name="P83"><text:s text:c="3"/>do_temp <text:s text:c="4"/>= 0; <text:s text:c="4"/>% generate temp.mat <text:s text:c="3"/></text:p>
      <text:p text:style-name="P83"><text:s text:c="3"/>do_vel_p <text:s text:c="3"/>= 1; <text:s text:c="4"/>% generate vel_p.mat <text:s text:c="2"/></text:p>
      <text:p text:style-name="P83"><text:s text:c="3"/>do_vel_m <text:s text:c="3"/>= 0; <text:s text:c="4"/>% generate vel_m.mat <text:s text:c="2"/></text:p>
      <text:p text:style-name="P83"><text:s text:c="3"/>do_dTdz_m <text:s text:c="2"/>= 0; <text:s text:c="4"/>% generate dTdz_m.mat <text:s/></text:p>
      <text:p text:style-name="P77"><text:span text:style-name="T35"><text:s text:c="3"/>do_dTdz_i <text:s text:c="2"/>= 0; <text:s text:c="4"/>% generate dTdz_i.mat </text:span><text:s/></text:p>
      <text:p text:style-name="P86">At the beginning you might want to switch do_parallel =0; to see if you run into any errors. If the first</text:p>
      <text:p text:style-name="P86">couple of files are processed <text:span text:style-name="T41">successfully</text:span> you can stop the processing and switch back to </text:p>
      <text:p text:style-name="P86">do_parrallel = 1; </text:p>
      <text:p text:style-name="P90">By default the matlab cluster will use 1<text:span text:style-name="T48">2</text:span> processors. Like this one chipod year should take approximately 1h to process for pitot.mat.</text:p>
      <text:p text:style-name="P90"/>
      <text:p text:style-name="P90"><text:span text:style-name="T46">Once you have your pitot.mat, you could run </text:span><text:s/><text:span text:style-name="T46">compare_velm_to_pitot.m, which will generate</text:span></text:p>
      <text:p text:style-name="P91">a comparison between the Pitot tube and mooring velocity data. This could be useful to check if the choise of V0 was good or if there are any compass problems in the chipod. </text:p>
      <text:p text:style-name="P86"/>
      <text:p text:style-name="P67">2.<text:span text:style-name="T40">2 </text:span><text:s/>process <text:span text:style-name="T43">dTdz_i</text:span>.mat</text:p>
      <text:p text:style-name="P44">Finally, you might want to calculate the stratification internally from the chipod. Note! This should</text:p>
      <text:p text:style-name="P44">only be done for surface wave pumped chipods. The processing will generate a new input file in the input folder called dTdz_i.mat </text:p>
      <text:p text:style-name="P43">You can process the entire chipod data set for the <text:span text:style-name="T43">dTdz_i</text:span>. To this end use again chi_pre_process.m with the flags</text:p>
      <text:p text:style-name="P85">%_____________________set processing flags______________________</text:p>
      <text:p text:style-name="P85"><text:s text:c="3"/>do_parallel = 1; <text:s text:c="4"/>% use paralelle computing </text:p>
      <text:p text:style-name="P85"><text:s text:c="3"/>do_temp <text:s text:c="4"/>= 0; <text:s text:c="4"/>% generate temp.mat <text:s text:c="3"/></text:p>
      <text:p text:style-name="P85"><text:s text:c="3"/>do_vel_p <text:s text:c="3"/>= <text:span text:style-name="T43">0</text:span>; <text:s text:c="4"/>% generate vel_p.mat <text:s text:c="2"/></text:p>
      <text:p text:style-name="P85"><text:s text:c="3"/>do_vel_m <text:s text:c="3"/>= 0; <text:s text:c="4"/>% generate vel_m.mat <text:s text:c="2"/></text:p>
      <text:p text:style-name="P85"><text:s text:c="3"/>do_dTdz_m <text:s text:c="2"/>= 0; <text:s text:c="4"/>% generate dTdz_m.mat <text:s/></text:p>
      <text:p text:style-name="P79"><text:span text:style-name="T35"><text:s text:c="3"/>do_dTdz_i <text:s text:c="2"/>= </text:span><text:span text:style-name="T36">1</text:span><text:span text:style-name="T35">; <text:s text:c="4"/>% generate dTdz_i.mat </text:span><text:s/></text:p>
      <text:p text:style-name="P88">At the beginning you might want to switch do_parallel =0; to see if you run into any errors. If the first</text:p>
      <text:p text:style-name="P88">couple of files are processed <text:span text:style-name="T41">successfully</text:span> you can stop the processing and switch back to </text:p>
      <text:p text:style-name="P88">do_parrallel = 1; </text:p>
      <text:p text:style-name="P89">By default the matlab cluster will use 1<text:span text:style-name="T47">2</text:span> processors. Like this one chipod year should take approximately <text:span text:style-name="T49">40min</text:span> to process for <text:span text:style-name="T44">dTdz_i</text:span>.mat.</text:p>
      <text:p text:style-name="P89"/>
      <text:p text:style-name="P89"><text:span text:style-name="T45">If you want to add additional Salinity information you could use a function that translate a given T-S relation and Tz into N2. Ask Johannes for more information. If you believe that salinity is not important for N2 you can skip this step.</text:span> </text:p>
      <text:p text:style-name="P88"/>
      <text:p text:style-name="P76"/>
      <text:p text:style-name="P12"><text:soft-page-break/><text:span text:style-name="T28">3. </text:span>Main processing <text:span text:style-name="T8">(1</text:span><text:span text:style-name="T9">0</text:span><text:span text:style-name="T8"> %)</text:span></text:p>
      <text:p text:style-name="P25">Do main processing using</text:p>
      <text:p text:style-name="P3"/>
      <text:p text:style-name="P3"/>
      <text:p text:style-name="P4">Processing flags</text:p>
      <text:p text:style-name="P6">epsp<text:tab/>:<text:tab/>pitot epsilon processing</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26">INPUT</text:p>
          </table:table-cell>
          <table:table-cell table:style-name="Table1.A1" office:value-type="string">
            <text:p text:style-name="P26">vel_m (ADCP)</text:p>
          </table:table-cell>
          <table:table-cell table:style-name="Table1.C1" office:value-type="string">
            <text:p text:style-name="P26">Pitot</text:p>
          </table:table-cell>
        </table:table-row>
        <table:table-row>
          <table:table-cell table:style-name="Table1.A2" office:value-type="string">
            <text:p text:style-name="P26">dTdz_m <text:s/>(chipod)</text:p>
          </table:table-cell>
          <table:table-cell table:style-name="Table1.A2" office:value-type="string">
            <text:p text:style-name="P26">mm1, mm2</text:p>
          </table:table-cell>
          <table:table-cell table:style-name="Table1.C2" office:value-type="string">
            <text:p text:style-name="P27">pm1, pm2</text:p>
          </table:table-cell>
        </table:table-row>
        <table:table-row>
          <table:table-cell table:style-name="Table1.A2" office:value-type="string">
            <text:p text:style-name="P26">dTdz_i <text:s text:c="2"/>(chipod)</text:p>
          </table:table-cell>
          <table:table-cell table:style-name="Table1.A2" office:value-type="string">
            <text:p text:style-name="P26">mi1, mi2, mi12</text:p>
          </table:table-cell>
          <table:table-cell table:style-name="Table1.C2" office:value-type="string">
            <text:p text:style-name="P26">pi1, pi2, pi12</text:p>
          </table:table-cell>
        </table:table-row>
        <table:table-row>
          <table:table-cell table:style-name="Table1.A2" office:value-type="string">
            <text:p text:style-name="P26">dTdz_m <text:s/>(gusT)</text:p>
          </table:table-cell>
          <table:table-cell table:style-name="Table1.A2" office:value-type="string">
            <text:p text:style-name="P26">mmg</text:p>
          </table:table-cell>
          <table:table-cell table:style-name="Table1.C2" office:value-type="string">
            <text:p text:style-name="P26">pmg</text:p>
          </table:table-cell>
        </table:table-row>
        <table:table-row>
          <table:table-cell table:style-name="Table1.A2" office:value-type="string">
            <text:p text:style-name="P26">dTdz_i <text:s text:c="2"/>(gusT)</text:p>
          </table:table-cell>
          <table:table-cell table:style-name="Table1.A2" office:value-type="string">
            <text:p text:style-name="P26">mig</text:p>
          </table:table-cell>
          <table:table-cell table:style-name="Table1.C2" office:value-type="string">
            <text:p text:style-name="P26">pig </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M Mono Caps 10" svg:font-family="'LM Mono Caps 10'" style:font-pitch="fixed"/>
    <style:font-face style:name="DejaVu Sans Mono" svg:font-family="'DejaVu Sans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0:13:43.554514018</meta:creation-date>
    <dc:date>2017-01-20T18:36:09.336478677</dc:date>
    <meta:editing-duration>PT10H34M4S</meta:editing-duration>
    <meta:editing-cycles>35</meta:editing-cycles>
    <meta:generator>LibreOffice/4.2.8.2$Linux_X86_64 LibreOffice_project/420m0$Build-2</meta:generator>
    <meta:document-statistic meta:table-count="1" meta:image-count="0" meta:object-count="0" meta:page-count="6" meta:paragraph-count="197" meta:word-count="1833" meta:character-count="11300" meta:non-whitespace-character-count="9135"/>
  </office:meta>
</office:document-meta>
</file>